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  <style:text-properties style:use-window-font-color="true"/>
    </style:style>
    <style:style style:name="P9" style:family="paragraph" style:parent-style-name="Standard">
      <style:text-properties fo:color="#0000ff"/>
    </style:style>
    <style:style style:name="T1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2" style:family="text"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color="#ff0000" style:font-name="Times New Roman" fo:font-size="12pt" style:font-name-asian="Consolas" style:font-size-asian="12pt" style:font-name-complex="Consolas" style:font-size-complex="12pt"/>
    </style:style>
    <style:style style:name="T4" style:family="text">
      <style:text-properties fo:color="#dc2300"/>
    </style:style>
    <style:style style:name="T5" style:family="text">
      <style:text-properties fo:color="#008000"/>
    </style:style>
    <style:style style:name="T6" style:family="text">
      <style:text-properties fo:color="#008000"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n Ignatowicz</text:p>
      <text:p text:style-name="Standard">Daniel Pogrebniak</text:p>
      <text:p text:style-name="Standard">Daniel Wojdak</text:p>
      <text:p text:style-name="Standard"/>
      <text:p text:style-name="P5">Sprawozdanie do projektu z </text:p>
      <text:p text:style-name="P5">Podstaw sztucznej inteligencji</text:p>
      <text:p text:style-name="Standard"/>
      <text:list xml:id="list40471030" text:style-name="L1">
        <text:list-item>
          <text:p text:style-name="P4">Treść zadania</text:p>
        </text:list-item>
      </text:list>
      <text:p text:style-name="Standard"/>
      <text:p text:style-name="P2">Celem projektu jest napisanie aplikacji, która umożliwi znalezienie minimum funkcji Rosenbrocka</text:p>
      <text:p text:style-name="P3"><draw:frame draw:style-name="fr1" draw:name="Obiekt3" text:anchor-type="as-char" svg:y="-0.437cm" svg:width="5.528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na przedziale<draw:frame draw:style-name="fr1" draw:name="Obiekt1" text:anchor-type="as-char" svg:y="-0.377cm" svg:width="1.909cm" svg:height="0.482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iekt2" text:anchor-type="as-char" svg:y="-0.377cm" svg:width="1.928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za pomocą algorytmu ewolucyjnego.</text:p>
      <text:p text:style-name="Standard"/>
      <text:list xml:id="list42655412" text:continue-numbering="true" text:style-name="L1">
        <text:list-item>
          <text:p text:style-name="P4">Podjęte decyzje projektowe</text:p>
        </text:list-item>
      </text:list>
      <text:p text:style-name="Standard"/>
      <text:p text:style-name="P6"><text:tab/>Pierwszą decyzją, którą podjęliśmy był wybór języka programowania, w którym napiszemy program. Wybraliśmy język Java, ponieważ zależało nam, aby program był w pełni konfigurowalny. Pozwoliło nam to na przetestowanie algorytmu z wieloma różnymi parametrami. Kolejną ważną decyzją był wybór zastosowanego algorytmu. Wybraliśmy algorytm <text:span text:style-name="T2">μ + λ, który jest jednym z najpopularniejszych algorytmów ewolucyjnych. W przy tworzeniu potomków korzystaliśmy ze strategii elitarnej, ponieważ wiemy, że funkcja Rosenbrocka ma tylko 1 minimum globalne i żadnych minimów lokalnych. Pozwoliło nam to na zwiększenie efektywności algorytmu. Dalsze decyzje nie były już tak oczywiste, bo zależały w głównej mierze od tego co w danym eksperymencie chcieliśmy sprawdzić. Nasz program pozwala użytkownikowi samodzielnie podawać parametry, więc testowaliśmy go na różnych konfiguracjach. Zachęcamy użytkownika do samodzielnego testowania programu z własnymi parametrami. W dalszej części sprawozdania opiszemy jedynie wyniki otrzymane dla jednego przykładowego zestawu danych. </text:span></text:p>
      <text:p text:style-name="P6"><text:span text:style-name="T2"><text:tab/>Wybrane przez nas wartości liczbowe:</text:span></text:p>
      <text:list xml:id="list42460993" text:style-name="L2">
        <text:list-item>
          <text:p text:style-name="P7"><text:span text:style-name="T2">rozmiar populacji: μ = </text:span><text:span text:style-name="T3">100</text:span></text:p>
        </text:list-item>
        <text:list-item>
          <text:p text:style-name="P7"><text:span text:style-name="T2">ilość potomków w każdej iteracji: <text:s/>λ = </text:span><text:span text:style-name="T3">200</text:span></text:p>
        </text:list-item>
        <text:list-item>
          <text:p text:style-name="P7"><text:span text:style-name="T2">początkowa σ dla każdego osobnika: σ = </text:span><text:span text:style-name="T6">0,5</text:span></text:p>
        </text:list-item>
        <text:list-item>
          <text:p text:style-name="P7"><text:span text:style-name="T2">współczynnik interpolacji = </text:span><text:span text:style-name="T3">0,5</text:span></text:p>
        </text:list-item>
        <text:list-item>
          <text:p text:style-name="P7"><text:span text:style-name="T2">procent populacji, który zostanie zmutowany </text:span><text:span text:style-name="T3">?przed?</text:span><text:span text:style-name="T2"> reprodukcją = </text:span><text:span text:style-name="T6">5%</text:span></text:p>
        </text:list-item>
        <text:list-item>
          <text:p text:style-name="P8"><text:span text:style-name="T1">algorytm zostanie zatrzymany jeśli przez </text:span><text:span text:style-name="T3">10</text:span><text:span text:style-name="T1"> iteracji nie będzie poprawy wartości funkcji celu najlepszego osobnika o ε = </text:span><text:span text:style-name="T6">0,001</text:span><text:span text:style-name="T1"> lub zostanie przekroczony limit </text:span><text:span text:style-name="T3">1000</text:span><text:span text:style-name="T1"> iteracji</text:span></text:p>
        </text:list-item>
      </text:list>
      <text:p text:style-name="Standard"/>
      <text:p text:style-name="P9">Wartości na <text:span text:style-name="T4">czerwono</text:span> należy prawdopodobnie zwiększyć, a na <text:span text:style-name="T5">zielono</text:span> zmniejszyć.</text:p>
      <text:p text:style-name="Standard"/>
      <text:list xml:id="list42667828" text:continue-list="list42655412" text:style-name="L1">
        <text:list-item>
          <text:p text:style-name="P1">Pseudokod algorytmu</text:p>
        </text:list-item>
        <text:list-item>
          <text:p text:style-name="P1">Instrukcja do programu</text:p>
        </text:list-item>
        <text:list-item>
          <text:p text:style-name="P1">Opis struktury programu</text:p>
        </text:list-item>
        <text:list-item>
          <text:p text:style-name="P1">Wnioski dotyczące osiągniętych rezultató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4T20:13:35.15</meta:creation-date>
    <dc:date>2012-05-24T22:52:06.81</dc:date>
    <meta:editing-duration>PT6M47S</meta:editing-duration>
    <meta:editing-cycles>4</meta:editing-cycles>
    <meta:generator>LibreOffice/3.5$Windows_x86 LibreOffice_project/281b639-6baa1d3-ef66a77-d866f25-f36d45f</meta:generator>
    <meta:document-statistic meta:table-count="0" meta:image-count="0" meta:object-count="3" meta:page-count="1" meta:paragraph-count="24" meta:word-count="271" meta:character-count="1815" meta:non-whitespace-character-count="1715"/>
  </office:meta>
</office:document-meta>
</file>

<file path=Object 1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row>
              <mo stretchy="false">−</mo>
              <mn>2,2</mn>
            </mrow>
          </mrow>
          <mo stretchy="false">]</mo>
        </mrow>
      </mrow>
    </mrow>
    <annotation encoding="StarMath 5.0">x in [-2,2]
</annotation>
  </semantics>
</math>
</file>

<file path=Object 2/content.xml><?xml version="1.0" encoding="utf-8"?>
<math xmlns="http://www.w3.org/1998/Math/MathML">
  <semantics>
    <mrow>
      <mrow>
        <mi>y</mi>
        <mo stretchy="false">∈</mo>
        <mrow>
          <mo stretchy="false">[</mo>
          <mrow>
            <mrow>
              <mo stretchy="false">−</mo>
              <mn>2,2</mn>
            </mrow>
          </mrow>
          <mo stretchy="false">]</mo>
        </mrow>
      </mrow>
    </mrow>
    <annotation encoding="StarMath 5.0">y in [-2,2]
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p>
            <mrow>
              <mo stretchy="false">(</mo>
              <mrow>
                <mn>1</mn>
                <mi>–</mi>
                <mi>x</mi>
              </mrow>
              <mo stretchy="false">)</mo>
            </mrow>
            <mn>2</mn>
          </msup>
          <mo stretchy="false">+</mo>
          <mn>100</mn>
        </mrow>
      </mrow>
      <msup>
        <mrow>
          <mo stretchy="false">(</mo>
          <mrow>
            <mi>y</mi>
            <mi>–</mi>
            <msup>
              <mi>x</mi>
              <mn>2</mn>
            </msup>
          </mrow>
          <mo stretchy="false">)</mo>
        </mrow>
        <mn>2</mn>
      </msup>
    </mrow>
    <annotation encoding="StarMath 5.0">f(x,y) = (1 – x)^2 + 100(y – x^2)^2</annotation>
  </semantics>
</math>
</file>